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Wingdings1" svg:font-family="Wingding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1"/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WWNum2"/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>
      <style:paragraph-properties fo:margin-left="0.25in" fo:margin-right="0in" fo:text-indent="0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List_20_Paragraph" style:list-style-name="WWNum1"/>
    <style:style style:name="P10" style:family="paragraph" style:parent-style-name="List_20_Paragraph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style:font-weight-complex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color="#339966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8" style:family="text"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9" style:family="text">
      <style:text-properties style:font-name="Wingding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">CSCD 240<text:line-break/>Lab 2</text:span></text:p>
      <text:p text:style-name="P1"/>
      <text:p text:style-name="Standard"><text:span text:style-name="T1">NOTE: </text:span><text:span text:style-name="T2">Capture means copy and paste from a command line into a text editor. “Capture command xyz” means to capture the xyz command AND its resulting output. If the question does not say capture still capture all the commands. </text:span></text:p>
      <text:p text:style-name="Standard"><text:span text:style-name="T2">NOTE: You must do it on the cslinux machine by using remote login.</text:span></text:p>
      <text:p text:style-name="P5"/>
      <text:list xml:id="list634490137" text:style-name="WWNum1">
        <text:list-item>
          <text:p text:style-name="P2">Clearly explain why programs should be placed in /bin or /usr/bin.</text:p>
        </text:list-item>
      </text:list>
      <text:p text:style-name="P5"/>
      <text:list xml:id="list402191528" text:continue-numbering="true" text:style-name="WWNum1">
        <text:list-item>
          <text:p text:style-name="P2">You are asked to use a program named mystery which you have never used before. Explain how you would find information on the program and what it does. <text:s/>List all the ways you know.</text:p>
        </text:list-item>
      </text:list>
      <text:p text:style-name="Standard"><text:tab/></text:p>
      <text:p text:style-name="Standard"><text:tab/>Answer: I would use numerous tecZ</text:p>
      <text:p text:style-name="List_20_Paragraph"/>
      <text:list xml:id="list28343318" text:continue-numbering="true" text:style-name="WWNum1">
        <text:list-item>
          <text:p text:style-name="P2">There are many other environment variables available to the user. <text:s/>Capture the printenv command. <text:s/>Describe 3 of the environment variables.</text:p>
        </text:list-item>
      </text:list>
      <text:p text:style-name="Standard"/>
      <text:list xml:id="list765712886" text:continue-numbering="true" text:style-name="WWNum1">
        <text:list-item>
          <text:p text:style-name="P2">Capture the output of the file command on the chmod executable. <text:s/>(Where does chmod live?) Explain the information being displayed.</text:p>
        </text:list-item>
      </text:list>
      <text:p text:style-name="List_20_Paragraph"/>
      <text:list xml:id="list2033334668" text:continue-numbering="true" text:style-name="WWNum1">
        <text:list-item>
          <text:p text:style-name="P2">Capture the output of the stat command on the chmod executable. Explain the information being displayed.</text:p>
        </text:list-item>
      </text:list>
      <text:p text:style-name="List_20_Paragraph"/>
      <text:list xml:id="list618998704" text:continue-numbering="true" text:style-name="WWNum1">
        <text:list-item>
          <text:p text:style-name="P2">Try and delete chmod. <text:s/>Did it delete why or why not?</text:p>
        </text:list-item>
      </text:list>
      <text:p text:style-name="List_20_Paragraph"/>
      <text:list xml:id="list1238980863" text:continue-numbering="true" text:style-name="WWNum1">
        <text:list-item>
          <text:p text:style-name="P2">Try and delete chmod and capture the output from standard error to a file named err.txt</text:p>
        </text:list-item>
      </text:list>
      <text:p text:style-name="List_20_Paragraph"/>
      <text:list xml:id="list1926159287" text:continue-numbering="true" text:style-name="WWNum1">
        <text:list-item>
          <text:p text:style-name="P2">Capture the command to create test1, test2, test3, test33, stu1, stu2, stu22.</text:p>
        </text:list-item>
      </text:list>
      <text:p text:style-name="List_20_Paragraph"/>
      <text:list xml:id="list1279120273" text:continue-numbering="true" text:style-name="WWNum1">
        <text:list-item>
          <text:p text:style-name="P2">Using meta characters and a single ls command list all files named test.</text:p>
        </text:list-item>
      </text:list>
      <text:p text:style-name="List_20_Paragraph"/>
      <text:list xml:id="list721782434" text:continue-numbering="true" text:style-name="WWNum1">
        <text:list-item>
          <text:p text:style-name="P2">Using meta characters and a single ls command list only the files with the number 2 or 22 in them.</text:p>
        </text:list-item>
      </text:list>
      <text:p text:style-name="List_20_Paragraph"/>
      <text:list xml:id="list345615146" text:continue-numbering="true" text:style-name="WWNum1">
        <text:list-item>
          <text:p text:style-name="P2">Using meta characters and a single ls command list only the files with a single 2 not 22 in them.</text:p>
        </text:list-item>
      </text:list>
      <text:p text:style-name="Standard"/>
      <text:list xml:id="list466940863" text:continue-numbering="true" text:style-name="WWNum1">
        <text:list-item>
          <text:p text:style-name="P2">Issue the which command on ls. <text:s/>Was and where was the command found?</text:p>
        </text:list-item>
      </text:list>
      <text:p text:style-name="List_20_Paragraph"/>
      <text:list xml:id="list658927421" text:continue-numbering="true" text:style-name="WWNum1">
        <text:list-item>
          <text:p text:style-name="P2">Issue the which command on pthread.h. <text:s/>Was the command found? If it was not found why not? How would you modify this.</text:p>
        </text:list-item>
      </text:list>
      <text:p text:style-name="List_20_Paragraph"/>
      <text:list xml:id="list1952238039" text:continue-numbering="true" text:style-name="WWNum1">
        <text:list-item>
          <text:p text:style-name="P2">Using only octal values add executable access to test1, test2, test3.</text:p>
        </text:list-item>
      </text:list>
      <text:p text:style-name="List_20_Paragraph"/>
      <text:list xml:id="list703383210" text:continue-numbering="true" text:style-name="WWNum1">
        <text:list-item>
          <text:p text:style-name="P2">Using only alphanumeric characters remove read access from stu1 and stu2.</text:p>
        </text:list-item>
      </text:list>
      <text:p text:style-name="List_20_Paragraph"/>
      <text:list xml:id="list168586285" text:continue-numbering="true" text:style-name="WWNum1">
        <text:list-item>
          <text:p text:style-name="P2"><text:soft-page-break/>Execute help set </text:p>
        </text:list-item>
      </text:list>
      <text:p text:style-name="Standard"/>
      <text:list xml:id="list304947731" text:continue-numbering="true" text:style-name="WWNum1">
        <text:list-item>
          <text:p text:style-name="P2">Explain the --help option for a program.</text:p>
        </text:list-item>
      </text:list>
      <text:p text:style-name="Standard"/>
      <text:list xml:id="list851729971" text:continue-numbering="true" text:style-name="WWNum1">
        <text:list-item>
          <text:p text:style-name="P2">Using the <text:span text:style-name="T3">man</text:span> page describe what is output by the <text:span text:style-name="T3">env</text:span> command with no arguments.</text:p>
        </text:list-item>
      </text:list>
      <text:p text:style-name="Standard"/>
      <text:list xml:id="list1902020005" text:continue-numbering="true" text:style-name="WWNum1">
        <text:list-item>
          <text:p text:style-name="P2">Show a shell command that will add the current directory to the <text:span text:style-name="T3">PATH</text:span> (without removing any existing variables from the current value of <text:span text:style-name="T3">PATH</text:span>.) </text:p>
        </text:list-item>
      </text:list>
      <text:p text:style-name="List_20_Paragraph"/>
      <text:list xml:id="list1254569385" text:continue-numbering="true" text:style-name="WWNum1">
        <text:list-item>
          <text:p text:style-name="P2">Describe what you would have to do to make a change to the Shell permanent. </text:p>
        </text:list-item>
      </text:list>
      <text:p text:style-name="List_20_Paragraph"/>
      <text:p text:style-name="Standard"/>
      <text:list xml:id="list676625941" text:continue-numbering="true" text:style-name="WWNum1">
        <text:list-item>
          <text:p text:style-name="P2">Capture the output from the <text:span text:style-name="T3">echo “Current time and date is `date`”</text:span> command. </text:p>
        </text:list-item>
      </text:list>
      <text:p text:style-name="List_20_Paragraph"/>
      <text:list xml:id="list1277675888" text:continue-numbering="true" text:style-name="WWNum1">
        <text:list-item>
          <text:p text:style-name="P2">Issue the <text:span text:style-name="T3">date</text:span> command and capture its output. Now, capture the output from the <text:span text:style-name="T3">echo 'Current time and date is `date`' </text:span>command. Note that the ` character is an accent NOT an apostrophe ' . Explain why the output is different in particular to the single and double quotes. <text:s/>Also explain what the ` character does.</text:p>
        </text:list-item>
      </text:list>
      <text:p text:style-name="Standard"/>
      <text:list xml:id="list1476701449" text:continue-numbering="true" text:style-name="WWNum1">
        <text:list-item>
          <text:p text:style-name="P2">Create a symbolic link called <text:span text:style-name="T1">almost</text:span> that links to the lab1 directory (hint <text:span text:style-name="T1">ln</text:span> command). <text:s/>Capture the output.</text:p>
        </text:list-item>
      </text:list>
      <text:p text:style-name="Standard"/>
      <text:list xml:id="list241559838" text:continue-numbering="true" text:style-name="WWNum1">
        <text:list-item>
          <text:p text:style-name="P2">Following #23, change to <text:span text:style-name="T1">almost</text:span> and capture the output.</text:p>
        </text:list-item>
      </text:list>
      <text:p text:style-name="List_20_Paragraph"/>
      <text:list xml:id="list1112608244" text:continue-numbering="true" text:style-name="WWNum1">
        <text:list-item>
          <text:p text:style-name="P2">Use "help" to get information on how to use the alias command.</text:p>
          <text:list>
            <text:list-item>
              <text:p text:style-name="P2">What information is provided in from “help”?</text:p>
            </text:list-item>
            <text:list-item>
              <text:p text:style-name="P2">When should you use “help” compared to when you should use “man”?</text:p>
            </text:list-item>
          </text:list>
        </text:list-item>
      </text:list>
      <text:p text:style-name="Standard"/>
      <text:list xml:id="list1291107540" text:continue-numbering="true" text:style-name="WWNum1">
        <text:list-item>
          <text:p text:style-name="P2">Create an alias named LA that is ls –al. <text:s/>Capture the output and show it worked.</text:p>
        </text:list-item>
      </text:list>
      <text:p text:style-name="List_20_Paragraph"/>
      <text:list xml:id="list134595622" text:continue-numbering="true" text:style-name="WWNum1">
        <text:list-item>
          <text:p text:style-name="P2">In #24 you issued the date command and captured the output. <text:s/>Issue the date command and redirect your output to a file named date.txt. <text:s/>Redirect the output of <text:span text:style-name="T3">echo “Current time and date is `date`” </text:span><text:span text:style-name="T5"><text:s/>to date.txt ensuring it appends to the end of the file</text:span>. </text:p>
        </text:list-item>
      </text:list>
      <text:p text:style-name="List_20_Paragraph"/>
      <text:list xml:id="list1981820709" text:continue-numbering="true" text:style-name="WWNum1">
        <text:list-item>
          <text:p text:style-name="P2">Issue the more command or the less command on date.txt and capture the output. How to move to the beginning of a file in less? How to move to the end of file in less? How to scroll down or up? Please explain if you cannot capture the screen.</text:p>
        </text:list-item>
      </text:list>
      <text:p text:style-name="List_20_Paragraph"/>
      <text:list xml:id="list1149308329" text:continue-numbering="true" text:style-name="WWNum1">
        <text:list-item>
          <text:p text:style-name="P2">Capture the long listing of date.txt.</text:p>
        </text:list-item>
      </text:list>
      <text:p text:style-name="List_20_Paragraph"/>
      <text:list xml:id="list1667638609" text:continue-numbering="true" text:style-name="WWNum1">
        <text:list-item>
          <text:p text:style-name="P2">Modify date.txt to add <text:span text:style-name="T1">executable</text:span> privileges to date.txt for the owner, Capture the command and prove that the permissions were changed. No other permissions will be changed. <text:s/>You must do this with the octal values.</text:p>
        </text:list-item>
      </text:list>
      <text:p text:style-name="List_20_Paragraph"/>
      <text:list xml:id="list990522729" text:continue-numbering="true" text:style-name="WWNum1">
        <text:list-item>
          <text:p text:style-name="P2"><text:soft-page-break/>Modify date.txt to remove <text:span text:style-name="T1">w</text:span> from the group. Capture the command and prove that the permissions were changed. No other permissions will be changed. <text:s/>You must do this without using the octal values.</text:p>
        </text:list-item>
      </text:list>
      <text:p text:style-name="List_20_Paragraph"/>
      <text:list xml:id="list2008180381" text:continue-numbering="true" text:style-name="WWNum1">
        <text:list-item>
          <text:p text:style-name="P2">Capture the command echo $SHELL.</text:p>
          <text:list>
            <text:list-item>
              <text:p text:style-name="P2">What shell are you using?</text:p>
            </text:list-item>
            <text:list-item>
              <text:p text:style-name="P2">Where do the “shells” live?</text:p>
            </text:list-item>
            <text:list-item>
              <text:p text:style-name="P2">Capture the command to switch to a different shell</text:p>
            </text:list-item>
            <text:list-item>
              <text:p text:style-name="P2">Capture the command echo $SHELL.</text:p>
            </text:list-item>
            <text:list-item>
              <text:p text:style-name="P2">What shell are you using? Why is the shell different than you expected?</text:p>
            </text:list-item>
            <text:list-item>
              <text:p text:style-name="P2">Capture the command to leave the different shell</text:p>
            </text:list-item>
          </text:list>
        </text:list-item>
      </text:list>
      <text:p text:style-name="P6"/>
      <text:list xml:id="list2048517634" text:continue-numbering="true" text:style-name="WWNum1">
        <text:list-item>
          <text:p text:style-name="P2">Using nano<text:bookmark text:name="_GoBack"/> to create a text file myvi.txt in your home directory. <text:s/>The file myvi.txt contains the following texts.</text:p>
        </text:list-item>
      </text:list>
      <text:p text:style-name="P5"/>
      <text:p text:style-name="P5"><text:span text:style-name="T6">I took a bus today <text:line-break/>Making a tour the American way <text:line-break/>I wondered as I was told</text:span></text:p>
      <text:p text:style-name="Standard"/>
      <text:list xml:id="list997553544" text:continue-numbering="true" text:style-name="WWNum1">
        <text:list-item>
          <text:p text:style-name="P2">Try out the command <text:span text:style-name="T1">echo</text:span> <text:span text:style-name="T1">b{i,a,o}ke, <text:s text:c="2"/></text:span>capture the output and explain what does the { do?</text:p>
        </text:list-item>
      </text:list>
      <text:p text:style-name="P5"/>
      <text:list xml:id="list605097116" text:continue-numbering="true" text:style-name="WWNum1">
        <text:list-item>
          <text:p text:style-name="P9">Explain what does the following command do? <text:s text:c="3"/><text:span text:style-name="T1">cp <text:s/>~/play/old*.mp[34]</text:span> <text:s/><text:span text:style-name="T1">/tmp/existingFolder</text:span></text:p>
        </text:list-item>
      </text:list>
      <text:p text:style-name="P10"/>
      <text:p text:style-name="P10"/>
      <text:list xml:id="list1913056151" text:continue-numbering="true" text:style-name="WWNum1">
        <text:list-item>
          <text:p text:style-name="P9">Try out <text:span text:style-name="T1">!!</text:span> and <text:span text:style-name="T1">!cd</text:span> command, what do these commands do?</text:p>
        </text:list-item>
      </text:list>
      <text:p text:style-name="List_20_Paragraph"/>
      <text:list xml:id="list1595239745" text:continue-numbering="true" text:style-name="WWNum1">
        <text:list-item>
          <text:p text:style-name="P9">Assume you have 5 files in the current working directory, Section.pdf, Lecture.pdf, soundecho.mp3, neck.jpg, Monday.sh. If you type in <text:s/><text:span text:style-name="T1">ls –l [^A-P]ec*, </text:span>what output you will see? Clearly explain why you see your output.</text:p>
        </text:list-item>
      </text:list>
      <text:p text:style-name="P3"/>
      <text:p text:style-name="Standard"><text:span text:style-name="T7">TO TURN IN:</text:span></text:p>
      <text:list xml:id="list94728062" text:style-name="WWNum2">
        <text:list-item>
          <text:p text:style-name="P4">A PDF file - Name this text file your last name, first letter of your first name lab2.pdf. <text:s/>This file will contain all your answers. <text:s/><text:span text:style-name="T1">I want the question copied and then the answer to the question below it.</text:span></text:p>
        </text:list-item>
      </text:list>
      <text:p text:style-name="P5"/>
      <text:list xml:id="list1822765477" text:continue-numbering="true" text:style-name="WWNum2">
        <text:list-item>
          <text:p text:style-name="P4">A zip file that contains your pdf, and all text and files created for this lab.</text:p>
        </text:list-item>
      </text:list>
      <text:p text:style-name="List_20_Paragraph"/>
      <text:list xml:id="list1670419287" text:continue-numbering="true" text:style-name="WWNum2">
        <text:list-item>
          <text:p text:style-name="P4">You could capture a screen using screen shot. </text:p>
        </text:list-item>
      </text:list>
      <text:p text:style-name="Standard"/>
      <text:list xml:id="list705563867" text:continue-numbering="true" text:style-name="WWNum2">
        <text:list-item>
          <text:p text:style-name="P4">You should turn in through the EWU Canvas system. Go to EWU Canvas 2014 CSCD240-01 <text:span text:style-name="T9"></text:span> Assignments <text:span text:style-name="T9"></text:span> Lab2 <text:span text:style-name="T9"></text:span> Submit Assignment, then you can choose your zip file to upload.</text:p>
        </text:list-item>
      </text:list>
      <text:p text:style-name="P7"/>
      <text:p text:style-name="Standard">You zip will be named your last name first letter of your first name + <text:s/>lab2.zip (example smithjlab2.zip for John Smit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Wingdings1" svg:font-family="Wingding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 Steiner</meta:initial-creator>
    <dc:creator>bigboss424 </dc:creator>
    <meta:editing-cycles>94</meta:editing-cycles>
    <meta:creation-date>2013-10-04T22:24:00</meta:creation-date>
    <dc:date>2014-10-03T01:17:15</dc:date>
    <meta:editing-duration>PT00H01M22S</meta:editing-duration>
    <meta:generator>OpenOffice.org/3.2$Unix OpenOffice.org_project/</meta:generator>
    <meta:document-statistic meta:table-count="0" meta:image-count="0" meta:object-count="0" meta:page-count="3" meta:paragraph-count="57" meta:word-count="1022" meta:character-count="5550"/>
    <meta:template xlink:type="simple" xlink:actuate="onRequest" xlink:title="Normal.dotm" xlink:href=""/>
  </office:meta>
</office:document-meta>
</file>